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from random import choice</text:p>
      <text:p text:style-name="Standard"/>
      <text:p text:style-name="Standard">print("We are going to hear a story about a cat!")</text:p>
      <text:p text:style-name="Standard"/>
      <text:p text:style-name="Standard">name = input("What is the name of the cat? ")</text:p>
      <text:p text:style-name="Standard">print("Excellent. The cat is called " + name)</text:p>
      <text:p text:style-name="Standard"/>
      <text:p text:style-name="Standard">size = input("Is the cat big or small? ")</text:p>
      <text:p text:style-name="Standard">print("It was a " + size + " cat")</text:p>
      <text:p text:style-name="Standard"/>
      <text:p text:style-name="Standard">age = input("How old is the cat? ")</text:p>
      <text:p text:style-name="Standard">print("The cat is " + age + " years old")</text:p>
      <text:p text:style-name="Standard"/>
      <text:p text:style-name="Standard">print("")</text:p>
      <text:p text:style-name="Standard">print("")</text:p>
      <text:p text:style-name="Standard"/>
      <text:p text:style-name="Standard">if int(age) &gt; 100:</text:p>
      <text:p text:style-name="Standard"><text:s text:c="4"/>description = "an old"</text:p>
      <text:p text:style-name="Standard">else:</text:p>
      <text:p text:style-name="Standard"><text:s text:c="4"/>description = "a young"</text:p>
      <text:p text:style-name="Standard"/>
      <text:p text:style-name="Standard">print("It was " + description + " cat.")</text:p>
      <text:p text:style-name="Standard">print("")</text:p>
      <text:p text:style-name="Standard">print("")</text:p>
      <text:p text:style-name="Standard"/>
      <text:p text:style-name="Standard">things = ["fish", "cakes", "chocolate", "rocks", "trees"]</text:p>
      <text:p text:style-name="Standard">friends = ["Lila", "Naomi", "Noelle", "Idris", "Jonah", "Ari"]</text:p>
      <text:p text:style-name="Standard">actions = ["play", "lick", "save", "be friends", "rescue", "eat"]</text:p>
      <text:p text:style-name="Standard">places = ["down the stairs", "backyard", "school", "the ranch", "the house"]</text:p>
      <text:p text:style-name="Standard"/>
      <text:p text:style-name="Standard">friend = choice(friends)</text:p>
      <text:p text:style-name="Standard">thing = choice(things)</text:p>
      <text:p text:style-name="Standard">action = choice(actions) <text:s text:c="3"/></text:p>
      <text:p text:style-name="Standard">place = choice(places)</text:p>
      <text:p text:style-name="Standard"/>
      <text:p text:style-name="Standard">story = "Once upon a time, there was a cat called " + name + ". The cat was a very " + description + " creature, and it was very " + size + ". It liked nothing better than to " + <text:s/>action + " " + thing + ". Sadly, the cat was so great at this that it ran out of " + thing + " to " + action + " in " + place + ". The cat became very bored. Luckily the cat had a friend called " + friend + ". " + friend + " knew where the cat could find lots of " + thing + " and the two of them travelled far away from " + place + " and found a land filled with lots of lovely " + thing + " to " + action + ". " + name + " and " + friend + " lived happily ever, with all the " + thing + " they wanted."</text:p>
      <text:p text:style-name="Standard"/>
      <text:p text:style-name="Standard">print(story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4T12:23:34.782985060</meta:creation-date>
    <dc:date>2019-12-04T12:24:20.804680035</dc:date>
    <meta:editing-duration>PT54S</meta:editing-duration>
    <meta:editing-cycles>1</meta:editing-cycles>
    <meta:document-statistic meta:table-count="0" meta:image-count="0" meta:object-count="0" meta:page-count="1" meta:paragraph-count="27" meta:word-count="316" meta:character-count="1520" meta:non-whitespace-character-count="1218"/>
    <meta:generator>LibreOffice/6.1.5.2$Linux_ARM_EABI LibreOffice_project/10$Build-2</meta:generator>
  </office:meta>
</office:document-meta>
</file>